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484837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25%" fo:min-height="0.75cm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7cm" svg:height="14.294cm" svg:x="2.3cm" svg:y="7.849cm">
          <draw:image xlink:href="Pictures/100000000000050000000400484837C4.png" xlink:type="simple" xlink:show="embed" xlink:actuate="onLoad">
            <text:p/>
          </draw:image>
        </draw:frame>
        <draw:frame draw:style-name="gr2" draw:text-style-name="P2" draw:layer="layout" svg:width="9cm" svg:height="1.25cm" svg:x="10.5cm" svg:y="6.25cm">
          <draw:text-box>
            <text:p text:style-name="P2">Tableau de bord supérieur</text:p>
          </draw:text-box>
        </draw:frame>
        <draw:frame draw:style-name="gr2" draw:text-style-name="P2" draw:layer="layout" svg:width="9cm" svg:height="1.25cm" svg:x="10.5cm" svg:y="22.45cm">
          <draw:text-box>
            <text:p text:style-name="P2">Tableau de bord inférieur</text:p>
          </draw:text-box>
        </draw:frame>
        <draw:line draw:style-name="gr3" draw:text-style-name="P1" draw:layer="layout" svg:x1="10.5cm" svg:y1="22.8cm" svg:x2="8cm" svg:y2="21.8cm">
          <text:p/>
        </draw:line>
        <draw:line draw:style-name="gr3" draw:text-style-name="P1" draw:layer="layout" svg:x1="10.5cm" svg:y1="7cm" svg:x2="9.5cm" svg:y2="8cm">
          <text:p/>
        </draw:line>
        <draw:frame draw:style-name="gr4" draw:text-style-name="P2" draw:layer="layout" svg:width="5.5cm" svg:height="1cm" svg:x="15.7cm" svg:y="8.6cm">
          <draw:text-box>
            <text:p text:style-name="P2">Votre bure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047cm" fo:margin-bottom="6.17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7-04-25T12:56:48</meta:creation-date>
    <dc:date>2009-10-11T14:08:42</dc:date>
    <dc:language>fr-FR</dc:language>
    <meta:editing-cycles>3</meta:editing-cycles>
    <meta:editing-duration>PT00H02M33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